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i>C</mi>
      <mrow>
        <mspace width="0.5em"/>
        <mo stretchy="false">+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stretchy="true">[</mo>
          <mrow>
            <mrow>
              <msub>
                <mi>a</mi>
                <mi>n</mi>
              </msub>
              <mspace width="0.5em"/>
              <mi>sin</mi>
              <mspace width="0.5em"/>
              <mrow>
                <mo fence="true" stretchy="true">(</mo>
                <mrow>
                  <mrow>
                    <mfrac>
                      <mrow>
                        <mi>n</mi>
                        <mi mathvariant="normal">π</mi>
                      </mrow>
                      <msub>
                        <mi>x</mi>
                        <mn>0</mn>
                      </msub>
                    </mfrac>
                    <mi>x</mi>
                  </mrow>
                </mrow>
                <mo fence="true" stretchy="true">)</mo>
              </mrow>
              <mrow>
                <mspace width="0.5em"/>
                <mo stretchy="false">+</mo>
                <mspace width="0.5em"/>
              </mrow>
              <msub>
                <mi>b</mi>
                <mi>n</mi>
              </msub>
              <mspace width="0.5em"/>
              <mi>cos</mi>
              <mspace width="0.5em"/>
              <mrow>
                <mo fence="true" stretchy="true">(</mo>
                <mrow>
                  <mrow>
                    <mfrac>
                      <mrow>
                        <mi>n</mi>
                        <mi mathvariant="normal">π</mi>
                      </mrow>
                      <msub>
                        <mi>x</mi>
                        <mn>0</mn>
                      </msub>
                    </mfrac>
                    <mi>x</mi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f(x) `=` C `+` sum from {n=1} to infinity left [ a_n ` sin ` left ( {n %pi} over {x_0} x right ) `+` b_n ` cos ` left ( {n %pi} over {x_0} x right )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27:47.700000000</meta:creation-date>
    <meta:generator>LibreOffice/4.2.4.2$Windows_x86 LibreOffice_project/63150712c6d317d27ce2db16eb94c2f3d7b699f8</meta:generator>
  </office:meta>
</office:document-meta>
</file>